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6430000003673541D01E53935E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left="0.5in" fo:margin-right="0in" fo:text-indent="0in" style:auto-text-indent="false"/>
      <style:text-properties fo:color="#a9b7c6" style:font-name="Consolas" fo:font-size="10pt" fo:language="uk" fo:country="UA" style:font-name-asian="Times New Roman1" style:font-size-asian="10pt" style:language-asian="ru" style:country-asian="RU" style:font-name-complex="Courier New1" style:font-size-complex="10pt"/>
    </style:style>
    <style:style style:name="P3" style:family="paragraph" style:parent-style-name="List_20_Paragraph" style:list-style-name="WWNum1">
      <style:paragraph-properties fo:margin-top="0in" fo:margin-bottom="0.0626in" loext:contextual-spacing="true" fo:line-height="103%" fo:text-align="justify" style:justify-single-word="false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 fo:margin-top="0in" fo:margin-bottom="0.111in" loext:contextual-spacing="false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false"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uk" fo:country="UA" style:font-name-asian="TimesNewRoman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language="uk" fo:country="UA" style:font-name-asian="TimesNewRoman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loext:contextual-spacing="false" fo:text-align="end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000000" style:font-name="Tahoma" style:font-name-complex="Tahoma1" fo:background-color="#ffffff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000000" style:font-name="Tahoma" fo:language="uk" fo:country="UA" style:font-name-complex="Tahoma1" fo:background-color="#ffffff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000000" style:font-name="Tahoma" fo:font-size="6pt" fo:language="uk" fo:country="UA" style:font-size-asian="6pt" style:font-name-complex="Tahoma1" style:font-size-complex="6pt" fo:background-color="#ffffff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weight="normal" style:font-weight-asian="normal" style:font-weight-complex="normal"/>
    </style:style>
    <style:style style:name="P21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22" style:family="paragraph" style:parent-style-name="Standard">
      <style:paragraph-properties fo:margin-left="0in" fo:margin-right="0.0043in" fo:margin-top="0in" fo:margin-bottom="0.0236in" loext:contextual-spacing="false" fo:text-align="center" style:justify-single-word="false" fo:text-indent="0in" style:auto-text-indent="false"/>
    </style:style>
    <style:style style:name="P23" style:family="paragraph" style:parent-style-name="Standard">
      <loext:graphic-properties draw:fill="solid" draw:fill-color="#f2f3f7"/>
      <style:paragraph-properties fo:margin-left="0in" fo:margin-right="0in" fo:text-indent="0in" style:auto-text-indent="false" fo:background-color="#f2f3f7"/>
      <style:text-properties fo:color="#a9b7c6" style:font-name="Consolas" fo:font-size="10pt" fo:language="uk" fo:country="UA" style:font-name-asian="Times New Roman1" style:font-size-asian="10pt" style:language-asian="ru" style:country-asian="RU" style:font-name-complex="Courier New1" style:font-size-complex="10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name-asian="TimesNewRoman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ru" fo:country="RU" fo:font-weight="bold" officeooo:rsid="000fffa9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officeooo:rsid="000fffa9" style:font-size-asian="14pt" style:font-name-complex="Times New Roman1" style:font-size-complex="14pt"/>
    </style:style>
    <style:style style:name="T10" style:family="text">
      <style:text-properties style:font-name="Times New Roman" fo:font-size="14pt" fo:language="uk" fo:country="UA" style:font-name-asian="TimesNewRoman" style:font-size-asian="14pt" style:font-name-complex="Times New Roman1" style:font-size-complex="14pt"/>
    </style:style>
    <style:style style:name="T1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2pt" fo:language="ru" fo:country="RU" style:font-name-asian="TimesNewRoman" style:font-size-asian="12pt" style:font-name-complex="Times New Roman1" style:font-size-complex="12pt"/>
    </style:style>
    <style:style style:name="T13" style:family="text">
      <style:text-properties style:font-name="Times New Roman" fo:font-size="12pt" fo:language="ru" fo:country="RU" fo:font-weight="bold" style:font-name-asian="TimesNewRoman" style:font-size-asian="12pt" style:font-weight-asian="bold" style:font-name-complex="Times New Roman1" style:font-size-complex="12pt"/>
    </style:style>
    <style:style style:name="T14" style:family="text"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fo:language="ru" fo:country="RU" fo:font-weight="normal" style:font-name-asian="TimesNewRoman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language="ru" fo:country="RU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18" style:family="text">
      <style:text-properties fo:language="ru" fo:country="RU" style:font-weight-complex="bold"/>
    </style:style>
    <style:style style:name="T19" style:family="text">
      <style:text-properties fo:color="#000080" style:font-name="DejaVu Sans Mono" fo:font-size="9pt" fo:language="uk" fo:country="UA" fo:font-style="normal" fo:font-weight="normal" style:font-name-asian="Times New Roman1" style:font-size-asian="9pt" style:language-asian="ru" style:country-asian="RU" style:font-style-asian="normal" style:font-weight-asian="normal" style:font-name-complex="Courier New1" style:font-size-complex="10pt"/>
    </style:style>
    <style:style style:name="T20" style:family="text">
      <style:text-properties fo:color="#000080" style:font-name="DejaVu Sans Mono" fo:font-size="9pt" fo:font-style="normal" fo:font-weight="normal" style:font-size-asian="9pt" style:font-style-asian="normal" style:font-weight-asian="normal"/>
    </style:style>
    <style:style style:name="T21" style:family="text">
      <style:text-properties fo:color="#000080" style:font-name="JetBrains Mono" fo:font-style="normal" fo:font-weight="normal" style:font-style-asian="normal" style:font-weight-asian="normal"/>
    </style:style>
    <style:style style:name="T22" style:family="text">
      <style:text-properties fo:color="#262626" style:font-name="DejaVu Sans Mono" fo:font-size="9pt" fo:font-style="normal" fo:font-weight="normal" style:font-size-asian="9pt" style:font-style-asian="normal" style:font-weight-asian="normal"/>
    </style:style>
    <style:style style:name="T23" style:family="text">
      <style:text-properties fo:color="#262626" style:font-name="JetBrains Mono" fo:font-style="normal" fo:font-weight="normal" style:font-style-asian="normal" style:font-weight-asian="normal"/>
    </style:style>
    <style:style style:name="T24" style:family="text">
      <style:text-properties fo:color="#0073e6" style:font-name="DejaVu Sans Mono" fo:font-size="9pt" fo:font-style="normal" fo:font-weight="normal" style:font-size-asian="9pt" style:font-style-asian="normal" style:font-weight-asian="normal"/>
    </style:style>
    <style:style style:name="T25" style:family="text">
      <style:text-properties fo:color="#0073e6" style:font-name="JetBrains Mono" fo:font-style="normal" fo:font-weight="normal" style:font-style-asian="normal" style:font-weight-asian="normal"/>
    </style:style>
    <style:style style:name="T26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27" style:family="text">
      <style:text-properties fo:color="#000000" style:font-name="Tahoma" fo:background-color="#ffffff" loext:char-shading-value="0" style:font-name-complex="Tahoma1"/>
    </style:style>
    <style:style style:name="T28" style:family="text">
      <style:text-properties fo:color="#000000" style:font-name="JetBrains Mono" fo:font-style="normal" fo:font-weight="normal" style:font-style-asian="normal" style:font-weight-asian="normal"/>
    </style:style>
    <style:style style:name="T29" style:family="text">
      <style:text-properties fo:color="#660099" style:font-name="DejaVu Sans Mono" fo:font-size="9pt" fo:font-style="normal" fo:font-weight="normal" style:font-size-asian="9pt" style:font-style-asian="normal" style:font-weight-asian="normal"/>
    </style:style>
    <style:style style:name="T30" style:family="text">
      <style:text-properties fo:color="#660099" style:font-name="JetBrains Mono" fo:font-style="normal" fo:font-weight="normal" style:font-style-asian="normal" style:font-weight-asian="normal"/>
    </style:style>
    <style:style style:name="T31" style:family="text">
      <style:text-properties fo:color="#008080" style:font-name="DejaVu Sans Mono" fo:font-size="9pt" fo:font-style="normal" fo:font-weight="bold" style:font-size-asian="9pt" style:font-style-asian="normal" style:font-weight-asian="bold"/>
    </style:style>
    <style:style style:name="T32" style:family="text">
      <style:text-properties fo:color="#008080" style:font-name="JetBrains Mono" fo:font-style="normal" fo:font-weight="bold" style:font-style-asian="normal" style:font-weight-asian="bold"/>
    </style:style>
    <style:style style:name="T33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34" style:family="text">
      <style:text-properties fo:color="#808080" style:font-name="JetBrains Mono" fo:font-style="normal" fo:font-weight="normal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НаціональнийтехнічнийуніверситетУкраїни</text:span></text:p>
      <text:p text:style-name="P7"><text:span text:style-name="T1"><text:s/>«КиївськийполітехнічнийінститутіменіІгоряСікорського» </text:span></text:p>
      <text:p text:style-name="P7"><text:span text:style-name="T2">Факультет інформатики та обчислювальноїтехніки</text:span></text:p>
      <text:p text:style-name="P7"><text:span text:style-name="T2">Кафедра обчислювальноїтехніки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pan text:style-name="T7">Методи оптимізації та планування експерименту</text:span></text:p>
      <text:p text:style-name="P7"><text:span text:style-name="T8">Лабораторна робота №</text:span><text:span text:style-name="T2">6</text:span><text:span text:style-name="T8">:</text:span></text:p>
      <text:p text:style-name="P15"><text:span text:style-name="T8">«</text:span><text:span text:style-name="T3">Проведення трьохфакторного експерименту при використанні рівняння регресії з квадратичними членами</text:span><text:span text:style-name="T10">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pan text:style-name="T8">Виконав:</text:span></text:p>
      <text:p text:style-name="P16"><text:span text:style-name="T8">студент групи ІВ-82</text:span></text:p>
      <text:p text:style-name="P16"><text:span text:style-name="T8">Іващенко Павло</text:span></text:p>
      <text:p text:style-name="P16"><text:span text:style-name="T8">Залікова книжка № 8213</text:span></text:p>
      <text:p text:style-name="P16"><text:span text:style-name="T8">Перевірив Регіда П. Г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9"/>
      <text:p text:style-name="P8"/>
      <text:p text:style-name="P7"><text:span text:style-name="T8">Київ 20</text:span><text:span text:style-name="T2">20</text:span><text:span text:style-name="T8">р.</text:span></text:p>
      <text:p text:style-name="P10"/>
      <text:p text:style-name="P22"><text:soft-page-break/><text:span text:style-name="T4">Лабораторна робота №</text:span><text:span text:style-name="T5">6</text:span></text:p>
      <text:p text:style-name="P14"><text:span text:style-name="T6">Тема: </text:span><text:span text:style-name="T15">Проведення трьохфакторного експерименту при використанні рівняння регресії з квадратичними членами.</text:span></text:p>
      <text:p text:style-name="P14"><text:span text:style-name="T4">Мета: </text:span><text:span text:style-name="T16">Провести трьохфакторний експеримент і отримати адекватну модель – рівняння регресії, використовуючи рототабельний</text:span></text:p>
      <text:p text:style-name="P20"><text:span text:style-name="T17">композиційний план.</text:span></text:p>
      <text:p text:style-name="P6"><text:span text:style-name="T7">Виконання:</text:span></text:p>
      <text:p text:style-name="Standard"><text:span text:style-name="T8"><text:tab/>Варіант – 211. </text:span></text:p>
      <text:p text:style-name="P13"><draw:frame draw:style-name="fr1" draw:name="Image1" text:anchor-type="char" svg:y="0.0008in" svg:width="7.4835in" svg:height="0.3681in" draw:z-index="0"><draw:image xlink:href="Pictures/10000201000006430000003673541D01E53935E0.png" xlink:type="simple" xlink:show="embed" xlink:actuate="onLoad" loext:mime-type="image/png"/></draw:frame></text:p>
      <text:p text:style-name="P12"/>
      <text:list xml:id="list513402258" text:style-name="WWNum1">
        <text:list-item>
          <text:p text:style-name="P1"><text:span text:style-name="T8">Лістинг програми:</text:span></text:p>
        </text:list-item>
      </text:list>
      <text:p text:style-name="P2"/>
      <text:p text:style-name="P23"><text:span text:style-name="T21">import </text:span><text:span text:style-name="T23">random </text:span><text:span text:style-name="T21">as </text:span><text:span text:style-name="T23">r</text:span><text:line-break/><text:span text:style-name="T21">import </text:span><text:span text:style-name="T23">numpy </text:span><text:span text:style-name="T21">as </text:span><text:span text:style-name="T23">np</text:span><text:line-break/><text:span text:style-name="T21">import </text:span><text:span text:style-name="T23">pprint</text:span><text:line-break/><text:span text:style-name="T21">from </text:span><text:span text:style-name="T23">scipy.stats </text:span><text:span text:style-name="T21">import </text:span><text:span text:style-name="T23">t, f</text:span><text:line-break/><text:span text:style-name="T21">import </text:span><text:span text:style-name="T23">sklearn.linear_model </text:span><text:span text:style-name="T21">as </text:span><text:span text:style-name="T23">lm</text:span><text:line-break/><text:span text:style-name="T21">from </text:span><text:span text:style-name="T23">functools </text:span><text:span text:style-name="T21">import </text:span><text:span text:style-name="T23">partial</text:span><text:line-break/><text:line-break/><text:span text:style-name="T23">x_range = [[</text:span><text:span text:style-name="T25">10</text:span><text:span text:style-name="T23">, </text:span><text:span text:style-name="T25">60</text:span><text:span text:style-name="T23">], [-</text:span><text:span text:style-name="T25">35</text:span><text:span text:style-name="T23">, </text:span><text:span text:style-name="T25">15</text:span><text:span text:style-name="T23">], [</text:span><text:span text:style-name="T25">10</text:span><text:span text:style-name="T23">, </text:span><text:span text:style-name="T25">15</text:span><text:span text:style-name="T23">]]</text:span><text:line-break/><text:span text:style-name="T23">x_sered_max = </text:span><text:span text:style-name="T21">sum</text:span><text:span text:style-name="T23">([x[</text:span><text:span text:style-name="T25">1</text:span><text:span text:style-name="T23">] </text:span><text:span text:style-name="T21">for </text:span><text:span text:style-name="T23">x </text:span><text:span text:style-name="T21">in </text:span><text:span text:style-name="T23">x_range]) / </text:span><text:span text:style-name="T25">3</text:span><text:line-break/><text:span text:style-name="T23">x_sered_min = </text:span><text:span text:style-name="T21">sum</text:span><text:span text:style-name="T23">([x[</text:span><text:span text:style-name="T25">0</text:span><text:span text:style-name="T23">] </text:span><text:span text:style-name="T21">for </text:span><text:span text:style-name="T23">x </text:span><text:span text:style-name="T21">in </text:span><text:span text:style-name="T23">x_range]) / </text:span><text:span text:style-name="T25">3</text:span><text:line-break/><text:line-break/><text:span text:style-name="T23">x01 = (x_range[</text:span><text:span text:style-name="T25">0</text:span><text:span text:style-name="T23">][</text:span><text:span text:style-name="T25">1</text:span><text:span text:style-name="T23">] - x_range[</text:span><text:span text:style-name="T25">0</text:span><text:span text:style-name="T23">][</text:span><text:span text:style-name="T25">0</text:span><text:span text:style-name="T23">]) / </text:span><text:span text:style-name="T25">2</text:span><text:line-break/><text:span text:style-name="T23">x02 = (x_range[</text:span><text:span text:style-name="T25">1</text:span><text:span text:style-name="T23">][</text:span><text:span text:style-name="T25">1</text:span><text:span text:style-name="T23">] - x_range[</text:span><text:span text:style-name="T25">1</text:span><text:span text:style-name="T23">][</text:span><text:span text:style-name="T25">0</text:span><text:span text:style-name="T23">]) / </text:span><text:span text:style-name="T25">2</text:span><text:line-break/><text:span text:style-name="T23">x03 = (x_range[</text:span><text:span text:style-name="T25">2</text:span><text:span text:style-name="T23">][</text:span><text:span text:style-name="T25">1</text:span><text:span text:style-name="T23">] - x_range[</text:span><text:span text:style-name="T25">2</text:span><text:span text:style-name="T23">][</text:span><text:span text:style-name="T25">0</text:span><text:span text:style-name="T23">]) / </text:span><text:span text:style-name="T25">2</text:span><text:line-break/><text:span text:style-name="T23">delta_x1 = x_range[</text:span><text:span text:style-name="T25">0</text:span><text:span text:style-name="T23">][</text:span><text:span text:style-name="T25">1</text:span><text:span text:style-name="T23">] - x01</text:span><text:line-break/><text:span text:style-name="T23">delta_x2 = x_range[</text:span><text:span text:style-name="T25">1</text:span><text:span text:style-name="T23">][</text:span><text:span text:style-name="T25">1</text:span><text:span text:style-name="T23">] - x02</text:span><text:line-break/><text:span text:style-name="T23">delta_x3 = x_range[</text:span><text:span text:style-name="T25">2</text:span><text:span text:style-name="T23">][</text:span><text:span text:style-name="T25">1</text:span><text:span text:style-name="T23">] - x03</text:span><text:line-break/><text:line-break/><text:span text:style-name="T23">y_max = </text:span><text:span text:style-name="T25">200 </text:span><text:span text:style-name="T23">+ x_sered_max</text:span><text:line-break/><text:span text:style-name="T23">y_min = </text:span><text:span text:style-name="T25">200 </text:span><text:span text:style-name="T23">+ x_sered_min</text:span><text:line-break/><text:line-break/><text:line-break/><text:span text:style-name="T21">def </text:span><text:span text:style-name="T28">create_plan_matrix</text:span><text:span text:style-name="T23">(n, m):</text:span><text:line-break/><text:span text:style-name="T23"> <text:s text:c="3"/>x_matrix_norm = [</text:span><text:line-break/><text:span text:style-name="T23"> <text:s text:c="7"/>[</text:span><text:span text:style-name="T25">1</text:span><text:span text:style-name="T23">, -</text:span><text:span text:style-name="T25">1</text:span><text:span text:style-name="T23">, -</text:span><text:span text:style-name="T25">1</text:span><text:span text:style-name="T23">, -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, -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],</text:span><text:line-break/><text:span text:style-name="T23"> <text:s text:c="7"/>[</text:span><text:span text:style-name="T25">1</text:span><text:span text:style-name="T23">, -</text:span><text:span text:style-name="T25">1</text:span><text:span text:style-name="T23">, -</text:span><text:span text:style-name="T25">1</text:span><text:span text:style-name="T23">, </text:span><text:span text:style-name="T25">1</text:span><text:span text:style-name="T23">, </text:span><text:span text:style-name="T25">1</text:span><text:span text:style-name="T23">, -</text:span><text:span text:style-name="T25">1</text:span><text:span text:style-name="T23">, -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],</text:span><text:line-break/><text:span text:style-name="T23"> <text:s text:c="7"/>[</text:span><text:span text:style-name="T25">1</text:span><text:span text:style-name="T23">, -</text:span><text:span text:style-name="T25">1</text:span><text:span text:style-name="T23">, </text:span><text:span text:style-name="T25">1</text:span><text:span text:style-name="T23">, -</text:span><text:span text:style-name="T25">1</text:span><text:span text:style-name="T23">, -</text:span><text:span text:style-name="T25">1</text:span><text:span text:style-name="T23">, </text:span><text:span text:style-name="T25">1</text:span><text:span text:style-name="T23">, -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],</text:span><text:line-break/><text:span text:style-name="T23"> <text:s text:c="7"/>[</text:span><text:span text:style-name="T25">1</text:span><text:span text:style-name="T23">, -</text:span><text:span text:style-name="T25">1</text:span><text:span text:style-name="T23">, </text:span><text:span text:style-name="T25">1</text:span><text:span text:style-name="T23">, </text:span><text:span text:style-name="T25">1</text:span><text:span text:style-name="T23">, -</text:span><text:span text:style-name="T25">1</text:span><text:span text:style-name="T23">, -</text:span><text:span text:style-name="T25">1</text:span><text:span text:style-name="T23">, </text:span><text:span text:style-name="T25">1</text:span><text:span text:style-name="T23">, -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],</text:span><text:line-break/><text:span text:style-name="T23"> <text:s text:c="7"/>[</text:span><text:span text:style-name="T25">1</text:span><text:span text:style-name="T23">, </text:span><text:span text:style-name="T25">1</text:span><text:span text:style-name="T23">, -</text:span><text:span text:style-name="T25">1</text:span><text:span text:style-name="T23">, -</text:span><text:span text:style-name="T25">1</text:span><text:span text:style-name="T23">, -</text:span><text:span text:style-name="T25">1</text:span><text:span text:style-name="T23">, -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],</text:span><text:line-break/><text:span text:style-name="T23"> <text:s text:c="7"/>[</text:span><text:span text:style-name="T25">1</text:span><text:span text:style-name="T23">, </text:span><text:span text:style-name="T25">1</text:span><text:span text:style-name="T23">, -</text:span><text:span text:style-name="T25">1</text:span><text:span text:style-name="T23">, </text:span><text:span text:style-name="T25">1</text:span><text:span text:style-name="T23">, -</text:span><text:span text:style-name="T25">1</text:span><text:span text:style-name="T23">, </text:span><text:span text:style-name="T25">1</text:span><text:span text:style-name="T23">, -</text:span><text:span text:style-name="T25">1</text:span><text:span text:style-name="T23">, -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],</text:span><text:line-break/><text:span text:style-name="T23"> <text:s text:c="7"/>[</text:span><text:span text:style-name="T25">1</text:span><text:span text:style-name="T23">, </text:span><text:span text:style-name="T25">1</text:span><text:span text:style-name="T23">, </text:span><text:span text:style-name="T25">1</text:span><text:span text:style-name="T23">, -</text:span><text:span text:style-name="T25">1</text:span><text:span text:style-name="T23">, </text:span><text:span text:style-name="T25">1</text:span><text:span text:style-name="T23">, -</text:span><text:span text:style-name="T25">1</text:span><text:span text:style-name="T23">, -</text:span><text:span text:style-name="T25">1</text:span><text:span text:style-name="T23">, -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],</text:span><text:line-break/><text:span text:style-name="T23"> <text:s text:c="7"/>[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, </text:span><text:span text:style-name="T25">1</text:span><text:span text:style-name="T23">],</text:span><text:line-break/><text:span text:style-name="T23"> <text:s text:c="7"/>[</text:span><text:span text:style-name="T25">1</text:span><text:span text:style-name="T23">, -</text:span><text:span text:style-name="T25">1.73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2</text:span><text:span text:style-name="T23">,</text:span><text:span text:style-name="T25">9929</text:span><text:span text:style-name="T23">, </text:span><text:span text:style-name="T25">0</text:span><text:span text:style-name="T23">, </text:span><text:span text:style-name="T25">0</text:span><text:span text:style-name="T23">],</text:span><text:line-break/><text:span text:style-name="T23"> <text:s text:c="7"/>[</text:span><text:span text:style-name="T25">1</text:span><text:span text:style-name="T23">, </text:span><text:span text:style-name="T25">1.73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2</text:span><text:span text:style-name="T23">,</text:span><text:span text:style-name="T25">9929</text:span><text:span text:style-name="T23">, </text:span><text:span text:style-name="T25">0</text:span><text:span text:style-name="T23">, </text:span><text:span text:style-name="T25">0</text:span><text:span text:style-name="T23">],</text:span><text:line-break/><text:span text:style-name="T23"> <text:s text:c="7"/>[</text:span><text:span text:style-name="T25">1</text:span><text:span text:style-name="T23">, </text:span><text:span text:style-name="T25">0</text:span><text:span text:style-name="T23">, -</text:span><text:span text:style-name="T25">1.73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2</text:span><text:span text:style-name="T23">,</text:span><text:span text:style-name="T25">9929</text:span><text:span text:style-name="T23">, </text:span><text:span text:style-name="T25">0</text:span><text:span text:style-name="T23">],</text:span><text:line-break/><text:span text:style-name="T23"> <text:s text:c="7"/>[</text:span><text:span text:style-name="T25">1</text:span><text:span text:style-name="T23">, </text:span><text:span text:style-name="T25">0</text:span><text:span text:style-name="T23">, </text:span><text:span text:style-name="T25">1.73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2</text:span><text:span text:style-name="T23">,</text:span><text:span text:style-name="T25">9929</text:span><text:span text:style-name="T23">, </text:span><text:span text:style-name="T25">0</text:span><text:span text:style-name="T23">],</text:span><text:line-break/><text:span text:style-name="T23"> <text:s text:c="7"/>[</text:span><text:span text:style-name="T25">1</text:span><text:span text:style-name="T23">, </text:span><text:span text:style-name="T25">0</text:span><text:span text:style-name="T23">, </text:span><text:span text:style-name="T25">0</text:span><text:span text:style-name="T23">, -</text:span><text:span text:style-name="T25">1.73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2</text:span><text:span text:style-name="T23">,</text:span><text:span text:style-name="T25">9929</text:span><text:span text:style-name="T23">],</text:span><text:line-break/><text:span text:style-name="T23"> <text:s text:c="7"/>[</text:span><text:span text:style-name="T25">1</text:span><text:span text:style-name="T23">, </text:span><text:span text:style-name="T25">0</text:span><text:span text:style-name="T23">, </text:span><text:span text:style-name="T25">0</text:span><text:span text:style-name="T23">, </text:span><text:span text:style-name="T25">1.73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2</text:span><text:span text:style-name="T23">,</text:span><text:span text:style-name="T25">9929</text:span><text:span text:style-name="T23">],</text:span><text:line-break/><text:span text:style-name="T23"> <text:s text:c="7"/>[</text:span><text:span text:style-name="T25">1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, </text:span><text:span text:style-name="T25">0</text:span><text:span text:style-name="T23">]</text:span><text:line-break/><text:span text:style-name="T23"> <text:s text:c="3"/>]</text:span><text:line-break/><text:span text:style-name="T23"> <text:s text:c="3"/></text:span><text:span text:style-name="T21">print</text:span><text:span text:style-name="T23">(</text:span><text:span text:style-name="T32">'</text:span><text:span text:style-name="T21">\n</text:span><text:span text:style-name="T32">Нормована матриця:'</text:span><text:span text:style-name="T23">)</text:span><text:line-break/><text:span text:style-name="T23"> <text:s text:c="3"/>pprint.</text:span><text:span text:style-name="T28">pprint</text:span><text:span text:style-name="T23">(x_matrix_norm)</text:span><text:line-break/><text:soft-page-break/><text:line-break/><text:span text:style-name="T23"> <text:s text:c="3"/>x_matrix = [[] </text:span><text:span text:style-name="T21">for </text:span><text:span text:style-name="T34">x </text:span><text:span text:style-name="T21">in range</text:span><text:span text:style-name="T23">(n)]</text:span><text:line-break/><text:span text:style-name="T23"> <text:s text:c="3"/></text:span><text:span text:style-name="T21">for </text:span><text:span text:style-name="T23">i </text:span><text:span text:style-name="T21">in range</text:span><text:span text:style-name="T23">(</text:span><text:span text:style-name="T21">len</text:span><text:span text:style-name="T23">(x_matrix)):</text:span><text:line-break/><text:span text:style-name="T23"> <text:s text:c="7"/></text:span><text:span text:style-name="T21">if </text:span><text:span text:style-name="T23">i &lt; </text:span><text:span text:style-name="T25">8</text:span><text:span text:style-name="T23">:</text:span><text:line-break/><text:span text:style-name="T23"> <text:s text:c="11"/>x1 = x_range[</text:span><text:span text:style-name="T25">0</text:span><text:span text:style-name="T23">][</text:span><text:span text:style-name="T25">0</text:span><text:span text:style-name="T23">] </text:span><text:span text:style-name="T21">if </text:span><text:span text:style-name="T23">x_matrix_norm[i][</text:span><text:span text:style-name="T25">1</text:span><text:span text:style-name="T23">] == -</text:span><text:span text:style-name="T25">1 </text:span><text:span text:style-name="T21">else </text:span><text:span text:style-name="T23">x_range[</text:span><text:span text:style-name="T25">0</text:span><text:span text:style-name="T23">][</text:span><text:span text:style-name="T25">1</text:span><text:span text:style-name="T23">]</text:span><text:line-break/><text:span text:style-name="T23"> <text:s text:c="11"/>x2 = x_range[</text:span><text:span text:style-name="T25">1</text:span><text:span text:style-name="T23">][</text:span><text:span text:style-name="T25">0</text:span><text:span text:style-name="T23">] </text:span><text:span text:style-name="T21">if </text:span><text:span text:style-name="T23">x_matrix_norm[i][</text:span><text:span text:style-name="T25">2</text:span><text:span text:style-name="T23">] == -</text:span><text:span text:style-name="T25">1 </text:span><text:span text:style-name="T21">else </text:span><text:span text:style-name="T23">x_range[</text:span><text:span text:style-name="T25">1</text:span><text:span text:style-name="T23">][</text:span><text:span text:style-name="T25">1</text:span><text:span text:style-name="T23">]</text:span><text:line-break/><text:span text:style-name="T23"> <text:s text:c="11"/>x3 = x_range[</text:span><text:span text:style-name="T25">2</text:span><text:span text:style-name="T23">][</text:span><text:span text:style-name="T25">0</text:span><text:span text:style-name="T23">] </text:span><text:span text:style-name="T21">if </text:span><text:span text:style-name="T23">x_matrix_norm[i][</text:span><text:span text:style-name="T25">3</text:span><text:span text:style-name="T23">] == -</text:span><text:span text:style-name="T25">1 </text:span><text:span text:style-name="T21">else </text:span><text:span text:style-name="T23">x_range[</text:span><text:span text:style-name="T25">2</text:span><text:span text:style-name="T23">][</text:span><text:span text:style-name="T25">1</text:span><text:span text:style-name="T23">]</text:span><text:line-break/><text:span text:style-name="T23"> <text:s text:c="7"/></text:span><text:span text:style-name="T21">else</text:span><text:span text:style-name="T23">:</text:span><text:line-break/><text:span text:style-name="T23"> <text:s text:c="11"/>x1 = x_matrix_norm[i][</text:span><text:span text:style-name="T25">1</text:span><text:span text:style-name="T23">] * delta_x1 + x01</text:span><text:line-break/><text:span text:style-name="T23"> <text:s text:c="11"/>x2 = x_matrix_norm[i][</text:span><text:span text:style-name="T25">2</text:span><text:span text:style-name="T23">] * delta_x2 + x02</text:span><text:line-break/><text:span text:style-name="T23"> <text:s text:c="11"/>x3 = x_matrix_norm[i][</text:span><text:span text:style-name="T25">3</text:span><text:span text:style-name="T23">] * delta_x3 + x03</text:span><text:line-break/><text:span text:style-name="T23"> <text:s text:c="7"/>x_matrix[i] = [</text:span><text:span text:style-name="T25">1</text:span><text:span text:style-name="T23">, </text:span><text:span text:style-name="T21">float</text:span><text:span text:style-name="T23">(</text:span><text:span text:style-name="T21">format</text:span><text:span text:style-name="T23">(x1, </text:span><text:span text:style-name="T32">'.2f'</text:span><text:span text:style-name="T23">)),</text:span><text:line-break/><text:span text:style-name="T23"> <text:s text:c="22"/></text:span><text:span text:style-name="T21">float</text:span><text:span text:style-name="T23">(</text:span><text:span text:style-name="T21">format</text:span><text:span text:style-name="T23">(x2, </text:span><text:span text:style-name="T32">'.2f'</text:span><text:span text:style-name="T23">)),</text:span><text:line-break/><text:span text:style-name="T23"> <text:s text:c="22"/></text:span><text:span text:style-name="T21">float</text:span><text:span text:style-name="T23">(</text:span><text:span text:style-name="T21">format</text:span><text:span text:style-name="T23">(x3, </text:span><text:span text:style-name="T32">'.2f'</text:span><text:span text:style-name="T23">)),</text:span><text:line-break/><text:span text:style-name="T23"> <text:s text:c="22"/></text:span><text:span text:style-name="T21">float</text:span><text:span text:style-name="T23">(</text:span><text:span text:style-name="T21">format</text:span><text:span text:style-name="T23">(x1 * x2, </text:span><text:span text:style-name="T32">'.2f'</text:span><text:span text:style-name="T23">)),</text:span><text:line-break/><text:span text:style-name="T23"> <text:s text:c="22"/></text:span><text:span text:style-name="T21">float</text:span><text:span text:style-name="T23">(</text:span><text:span text:style-name="T21">format</text:span><text:span text:style-name="T23">(x1 * x3, </text:span><text:span text:style-name="T32">'.2f'</text:span><text:span text:style-name="T23">)),</text:span><text:line-break/><text:span text:style-name="T23"> <text:s text:c="22"/></text:span><text:span text:style-name="T21">float</text:span><text:span text:style-name="T23">(</text:span><text:span text:style-name="T21">format</text:span><text:span text:style-name="T23">(x2 * x3, </text:span><text:span text:style-name="T32">'.2f'</text:span><text:span text:style-name="T23">)),</text:span><text:line-break/><text:span text:style-name="T23"> <text:s text:c="22"/></text:span><text:span text:style-name="T21">float</text:span><text:span text:style-name="T23">(</text:span><text:span text:style-name="T21">format</text:span><text:span text:style-name="T23">(x1 * x2 * x3, </text:span><text:span text:style-name="T32">'.2f'</text:span><text:span text:style-name="T23">)),</text:span><text:line-break/><text:span text:style-name="T23"> <text:s text:c="22"/></text:span><text:span text:style-name="T21">float</text:span><text:span text:style-name="T23">(</text:span><text:span text:style-name="T21">format</text:span><text:span text:style-name="T23">(x1 ** </text:span><text:span text:style-name="T25">2</text:span><text:span text:style-name="T23">, </text:span><text:span text:style-name="T32">'.2f'</text:span><text:span text:style-name="T23">)),</text:span><text:line-break/><text:span text:style-name="T23"> <text:s text:c="22"/></text:span><text:span text:style-name="T21">float</text:span><text:span text:style-name="T23">(</text:span><text:span text:style-name="T21">format</text:span><text:span text:style-name="T23">(x2 ** </text:span><text:span text:style-name="T25">2</text:span><text:span text:style-name="T23">, </text:span><text:span text:style-name="T32">'.2f'</text:span><text:span text:style-name="T23">)),</text:span><text:line-break/><text:span text:style-name="T23"> <text:s text:c="22"/></text:span><text:span text:style-name="T21">float</text:span><text:span text:style-name="T23">(</text:span><text:span text:style-name="T21">format</text:span><text:span text:style-name="T23">(x3 ** </text:span><text:span text:style-name="T25">2</text:span><text:span text:style-name="T23">, </text:span><text:span text:style-name="T32">'.2f'</text:span><text:span text:style-name="T23">))]</text:span><text:line-break/><text:span text:style-name="T23"> <text:s text:c="3"/></text:span><text:span text:style-name="T21">print</text:span><text:span text:style-name="T23">(</text:span><text:span text:style-name="T32">'</text:span><text:span text:style-name="T21">\n</text:span><text:span text:style-name="T32">Натуралізована матриця: '</text:span><text:span text:style-name="T23">)</text:span><text:line-break/><text:span text:style-name="T23"> <text:s text:c="3"/>pprint.</text:span><text:span text:style-name="T28">pprint</text:span><text:span text:style-name="T23">(x_matrix)</text:span><text:line-break/><text:span text:style-name="T23"> <text:s text:c="3"/>y = np.</text:span><text:span text:style-name="T28">zeros</text:span><text:span text:style-name="T23">(</text:span><text:span text:style-name="T30">shape</text:span><text:span text:style-name="T23">=(n, m))</text:span><text:line-break/><text:span text:style-name="T23"> <text:s text:c="3"/></text:span><text:span text:style-name="T21">for </text:span><text:span text:style-name="T23">i </text:span><text:span text:style-name="T21">in range</text:span><text:span text:style-name="T23">(n):</text:span><text:line-break/><text:span text:style-name="T23"> <text:s text:c="7"/></text:span><text:span text:style-name="T21">for </text:span><text:span text:style-name="T23">j </text:span><text:span text:style-name="T21">in range</text:span><text:span text:style-name="T23">(m):</text:span><text:line-break/><text:span text:style-name="T23"> <text:s text:c="11"/>y[i][j] = </text:span><text:span text:style-name="T28">count_y</text:span><text:span text:style-name="T23">(x_matrix[i])</text:span><text:line-break/><text:span text:style-name="T23"> <text:s text:c="3"/></text:span><text:span text:style-name="T21">print</text:span><text:span text:style-name="T23">(</text:span><text:span text:style-name="T32">"y = 3,8+6,4*x1+4,8*x2+6,9*x3+9,0*x1*x1+0,2*x2*x2+5,2*x3*x3+2,6*x1*x2+1,0*x1*x3+0,6*x2*x3+1,8*x1*x2*x3 + random(10) - 5"</text:span><text:span text:style-name="T23">)</text:span><text:line-break/><text:span text:style-name="T23"> <text:s text:c="3"/></text:span><text:span text:style-name="T21">print</text:span><text:span text:style-name="T23">(</text:span><text:span text:style-name="T32">'Y :'</text:span><text:span text:style-name="T23">)</text:span><text:line-break/><text:span text:style-name="T23"> <text:s text:c="3"/>pprint.</text:span><text:span text:style-name="T28">pprint</text:span><text:span text:style-name="T23">(y)</text:span><text:line-break/><text:line-break/><text:span text:style-name="T23"> <text:s text:c="3"/>y_avr = np.</text:span><text:span text:style-name="T28">zeros</text:span><text:span text:style-name="T23">(n)</text:span><text:line-break/><text:span text:style-name="T23"> <text:s text:c="3"/></text:span><text:span text:style-name="T21">for </text:span><text:span text:style-name="T23">i </text:span><text:span text:style-name="T21">in range</text:span><text:span text:style-name="T23">(</text:span><text:span text:style-name="T21">len</text:span><text:span text:style-name="T23">(y)):</text:span><text:line-break/><text:span text:style-name="T23"> <text:s text:c="7"/></text:span><text:span text:style-name="T21">for </text:span><text:span text:style-name="T23">j </text:span><text:span text:style-name="T21">in range</text:span><text:span text:style-name="T23">(</text:span><text:span text:style-name="T21">len</text:span><text:span text:style-name="T23">(y[</text:span><text:span text:style-name="T25">0</text:span><text:span text:style-name="T23">])):</text:span><text:line-break/><text:span text:style-name="T23"> <text:s text:c="11"/>y_avr[i] += y[i][j] / m</text:span><text:line-break/><text:span text:style-name="T23"> <text:s text:c="3"/></text:span><text:span text:style-name="T21">return </text:span><text:span text:style-name="T23">[x_matrix_norm, x_matrix, y, y_avr]</text:span><text:line-break/><text:line-break/><text:line-break/><text:span text:style-name="T21">def </text:span><text:span text:style-name="T28">find_coefs</text:span><text:span text:style-name="T23">(x, y):</text:span><text:line-break/><text:span text:style-name="T23"> <text:s text:c="3"/>skm = lm.</text:span><text:span text:style-name="T28">LinearRegression</text:span><text:span text:style-name="T23">(</text:span><text:span text:style-name="T30">fit_intercept</text:span><text:span text:style-name="T23">=</text:span><text:span text:style-name="T21">False</text:span><text:span text:style-name="T23">) <text:s/></text:span><text:span text:style-name="T34"># знаходимо коефіцієнти рівняння регресії</text:span><text:line-break/><text:span text:style-name="T34"> <text:s text:c="3"/></text:span><text:span text:style-name="T23">skm.</text:span><text:span text:style-name="T28">fit</text:span><text:span text:style-name="T23">(x, y)</text:span><text:line-break/><text:span text:style-name="T23"> <text:s text:c="3"/>B = skm.coef_</text:span><text:line-break/><text:span text:style-name="T23"> <text:s text:c="3"/></text:span><text:span text:style-name="T21">print</text:span><text:span text:style-name="T23">(</text:span><text:span text:style-name="T32">'Коефіціенти: '</text:span><text:span text:style-name="T23">)</text:span><text:line-break/><text:span text:style-name="T23"> <text:s text:c="3"/></text:span><text:span text:style-name="T21">print</text:span><text:span text:style-name="T23">(B)</text:span><text:line-break/><text:span text:style-name="T23"> <text:s text:c="3"/></text:span><text:span text:style-name="T21">return </text:span><text:span text:style-name="T23">B</text:span><text:line-break/><text:line-break/><text:line-break/><text:span text:style-name="T21">def </text:span><text:span text:style-name="T28">count_y</text:span><text:span text:style-name="T23">(x_arr):</text:span><text:line-break/><text:span text:style-name="T23"> <text:s text:c="3"/></text:span><text:span text:style-name="T21">return </text:span><text:span text:style-name="T25">3.8 </text:span><text:span text:style-name="T23">+ </text:span><text:span text:style-name="T25">6.4 </text:span><text:span text:style-name="T23">* x_arr[</text:span><text:span text:style-name="T25">1</text:span><text:span text:style-name="T23">] + </text:span><text:span text:style-name="T25">4.8 </text:span><text:span text:style-name="T23">* x_arr[</text:span><text:span text:style-name="T25">2</text:span><text:span text:style-name="T23">] + </text:span><text:span text:style-name="T25">6.9 </text:span><text:span text:style-name="T23">* x_arr[</text:span><text:span text:style-name="T25">3</text:span><text:span text:style-name="T23">] + </text:span><text:span text:style-name="T25">9.0 </text:span><text:span text:style-name="T23">* x_arr[</text:span><text:span text:style-name="T25">8</text:span><text:span text:style-name="T23">] + </text:span><text:span text:style-name="T25">0.2 </text:span><text:span text:style-name="T23">* x_arr[</text:span><text:span text:style-name="T25">9</text:span><text:span text:style-name="T23">] + </text:span><text:span text:style-name="T25">5.2 </text:span><text:span text:style-name="T23">* x_arr[</text:span><text:span text:style-name="T25">10</text:span><text:span text:style-name="T23">] + </text:span><text:span text:style-name="T25">2.6 </text:span><text:span text:style-name="T23">* x_arr[</text:span><text:span text:style-name="T25">4</text:span><text:span text:style-name="T23">] + </text:span><text:span text:style-name="T25">1.0 </text:span><text:span text:style-name="T23">* x_arr[</text:span><text:span text:style-name="T25">5</text:span><text:span text:style-name="T23">] + </text:span><text:span text:style-name="T25">0.6 </text:span><text:span text:style-name="T23">* x_arr[</text:span><text:span text:style-name="T25">6</text:span><text:span text:style-name="T23">] + </text:span><text:span text:style-name="T25">1.8 </text:span><text:span text:style-name="T23">* x_arr[</text:span><text:span text:style-name="T25">7</text:span><text:span text:style-name="T23">] + r.</text:span><text:span text:style-name="T28">randint</text:span><text:span text:style-name="T23">(</text:span><text:span text:style-name="T25">0</text:span><text:span text:style-name="T23">, </text:span><text:span text:style-name="T25">10</text:span><text:span text:style-name="T23">) -</text:span><text:span text:style-name="T25">5</text:span><text:line-break/><text:line-break/><text:line-break/><text:span text:style-name="T21">def </text:span><text:span text:style-name="T28">perevirka</text:span><text:span text:style-name="T23">(x, y, b):</text:span><text:line-break/><text:span text:style-name="T23"> <text:s text:c="3"/>y_pract = np.</text:span><text:span text:style-name="T28">zeros</text:span><text:span text:style-name="T23">(</text:span><text:span text:style-name="T21">len</text:span><text:span text:style-name="T23">(y))</text:span><text:line-break/><text:span text:style-name="T23"> <text:s text:c="3"/></text:span><text:span text:style-name="T21">for </text:span><text:span text:style-name="T23">i </text:span><text:span text:style-name="T21">in range</text:span><text:span text:style-name="T23">(</text:span><text:span text:style-name="T21">len</text:span><text:span text:style-name="T23">(x)):</text:span><text:line-break/><text:span text:style-name="T23"> <text:s text:c="7"/></text:span><text:span text:style-name="T21">for </text:span><text:span text:style-name="T23">j </text:span><text:span text:style-name="T21">in range</text:span><text:span text:style-name="T23">(</text:span><text:span text:style-name="T21">len</text:span><text:span text:style-name="T23">(x[</text:span><text:span text:style-name="T25">0</text:span><text:span text:style-name="T23">])):</text:span><text:line-break/><text:span text:style-name="T23"> <text:s text:c="11"/>y_pract[i] += b[j] * x[i][j]</text:span><text:line-break/><text:span text:style-name="T23"> <text:s text:c="3"/></text:span><text:span text:style-name="T21">print</text:span><text:span text:style-name="T23">(</text:span><text:span text:style-name="T32">"</text:span><text:span text:style-name="T21">\n</text:span><text:span text:style-name="T32">Перевірка:"</text:span><text:span text:style-name="T23">)</text:span><text:line-break/><text:span text:style-name="T23"> <text:s text:c="3"/></text:span><text:span text:style-name="T21">print</text:span><text:span text:style-name="T23">(</text:span><text:span text:style-name="T32">"</text:span><text:span text:style-name="T21">\n</text:span><text:span text:style-name="T32">y - real :"</text:span><text:span text:style-name="T23">, y)</text:span><text:line-break/><text:soft-page-break/><text:span text:style-name="T23"> <text:s text:c="3"/></text:span><text:span text:style-name="T21">print</text:span><text:span text:style-name="T23">(</text:span><text:span text:style-name="T32">'</text:span><text:span text:style-name="T21">\n</text:span><text:span text:style-name="T32">y - found:'</text:span><text:span text:style-name="T23">, y_pract)</text:span><text:line-break/><text:line-break/><text:line-break/><text:span text:style-name="T21">def </text:span><text:span text:style-name="T28">get_new_y</text:span><text:span text:style-name="T23">(x, b):</text:span><text:line-break/><text:span text:style-name="T23"> <text:s text:c="3"/>y_pract = np.</text:span><text:span text:style-name="T28">zeros</text:span><text:span text:style-name="T23">(</text:span><text:span text:style-name="T21">len</text:span><text:span text:style-name="T23">(y))</text:span><text:line-break/><text:span text:style-name="T23"> <text:s text:c="3"/></text:span><text:span text:style-name="T21">for </text:span><text:span text:style-name="T23">i </text:span><text:span text:style-name="T21">in range</text:span><text:span text:style-name="T23">(</text:span><text:span text:style-name="T21">len</text:span><text:span text:style-name="T23">(x)):</text:span><text:line-break/><text:span text:style-name="T23"> <text:s text:c="7"/></text:span><text:span text:style-name="T21">for </text:span><text:span text:style-name="T23">j </text:span><text:span text:style-name="T21">in range</text:span><text:span text:style-name="T23">(</text:span><text:span text:style-name="T21">len</text:span><text:span text:style-name="T23">(x[</text:span><text:span text:style-name="T25">0</text:span><text:span text:style-name="T23">])):</text:span><text:line-break/><text:span text:style-name="T23"> <text:s text:c="11"/>y_pract[i] += b[j] * x[i][j]</text:span><text:line-break/><text:span text:style-name="T23"> <text:s text:c="3"/></text:span><text:span text:style-name="T21">return </text:span><text:span text:style-name="T23">y_pract</text:span><text:line-break/><text:line-break/><text:line-break/><text:span text:style-name="T21">def </text:span><text:span text:style-name="T28">get_cohren_critical</text:span><text:span text:style-name="T23">(prob, f1, f2):</text:span><text:line-break/><text:span text:style-name="T23"> <text:s text:c="3"/>f_crit = f.</text:span><text:span text:style-name="T28">isf</text:span><text:span text:style-name="T23">((</text:span><text:span text:style-name="T25">1 </text:span><text:span text:style-name="T23">- prob) / f2, f1, (f2 - </text:span><text:span text:style-name="T25">1</text:span><text:span text:style-name="T23">) * f1)</text:span><text:line-break/><text:span text:style-name="T23"> <text:s text:c="3"/></text:span><text:span text:style-name="T21">return </text:span><text:span text:style-name="T23">f_crit / (f_crit + f2 - </text:span><text:span text:style-name="T25">1</text:span><text:span text:style-name="T23">)</text:span><text:line-break/><text:line-break/><text:line-break/><text:span text:style-name="T21">def </text:span><text:span text:style-name="T28">cohren_crit</text:span><text:span text:style-name="T23">(y, n, m):</text:span><text:line-break/><text:span text:style-name="T23"> <text:s text:c="3"/>y_var = [np.</text:span><text:span text:style-name="T28">var</text:span><text:span text:style-name="T23">(i) </text:span><text:span text:style-name="T21">for </text:span><text:span text:style-name="T23">i </text:span><text:span text:style-name="T21">in </text:span><text:span text:style-name="T23">y]</text:span><text:line-break/><text:span text:style-name="T23"> <text:s text:c="3"/>Gp = </text:span><text:span text:style-name="T21">max</text:span><text:span text:style-name="T23">(y_var) / </text:span><text:span text:style-name="T21">sum</text:span><text:span text:style-name="T23">(y_var)</text:span><text:line-break/><text:span text:style-name="T23"> <text:s text:c="3"/>Gt = </text:span><text:span text:style-name="T28">get_cohren_critical</text:span><text:span text:style-name="T23">(</text:span><text:span text:style-name="T25">0.95</text:span><text:span text:style-name="T23">, m - </text:span><text:span text:style-name="T25">1</text:span><text:span text:style-name="T23">, n)</text:span><text:line-break/><text:span text:style-name="T23"> <text:s text:c="3"/></text:span><text:span text:style-name="T21">if </text:span><text:span text:style-name="T23">(Gp &lt; Gt):</text:span><text:line-break/><text:span text:style-name="T23"> <text:s text:c="7"/></text:span><text:span text:style-name="T21">print</text:span><text:span text:style-name="T23">(</text:span><text:span text:style-name="T32">"</text:span><text:span text:style-name="T21">\n</text:span><text:span text:style-name="T32">Дисперсії однорідні"</text:span><text:span text:style-name="T23">)</text:span><text:line-break/><text:span text:style-name="T23"> <text:s text:c="7"/></text:span><text:span text:style-name="T21">return True</text:span><text:line-break/><text:span text:style-name="T21"> <text:s text:c="3"/>else</text:span><text:span text:style-name="T23">:</text:span><text:line-break/><text:span text:style-name="T23"> <text:s text:c="7"/></text:span><text:span text:style-name="T21">print</text:span><text:span text:style-name="T23">(</text:span><text:span text:style-name="T32">"</text:span><text:span text:style-name="T21">\n</text:span><text:span text:style-name="T32">Дисперсії не однорідні"</text:span><text:span text:style-name="T23">)</text:span><text:line-break/><text:span text:style-name="T23"> <text:s text:c="7"/></text:span><text:span text:style-name="T21">return False</text:span><text:line-break/><text:line-break/><text:line-break/><text:span text:style-name="T23">fisher_teor = </text:span><text:span text:style-name="T28">partial</text:span><text:span text:style-name="T23">(f.ppf, </text:span><text:span text:style-name="T30">q</text:span><text:span text:style-name="T23">=</text:span><text:span text:style-name="T25">1 </text:span><text:span text:style-name="T23">- </text:span><text:span text:style-name="T25">0.05</text:span><text:span text:style-name="T23">)</text:span><text:line-break/><text:line-break/><text:span text:style-name="T23">student_teor = </text:span><text:span text:style-name="T28">partial</text:span><text:span text:style-name="T23">(t.ppf, </text:span><text:span text:style-name="T30">q</text:span><text:span text:style-name="T23">=</text:span><text:span text:style-name="T25">1 </text:span><text:span text:style-name="T23">- </text:span><text:span text:style-name="T25">0.025</text:span><text:span text:style-name="T23">)</text:span><text:line-break/><text:line-break/><text:line-break/><text:span text:style-name="T21">def </text:span><text:span text:style-name="T28">kriteriy_studenta</text:span><text:span text:style-name="T23">(x, y, y_aver, n, m, B):</text:span><text:line-break/><text:span text:style-name="T23"> <text:s text:c="3"/>d = </text:span><text:span text:style-name="T25">0</text:span><text:line-break/><text:span text:style-name="T25"> <text:s text:c="3"/></text:span><text:span text:style-name="T23">y_var = [np.</text:span><text:span text:style-name="T28">var</text:span><text:span text:style-name="T23">(i) </text:span><text:span text:style-name="T21">for </text:span><text:span text:style-name="T23">i </text:span><text:span text:style-name="T21">in </text:span><text:span text:style-name="T23">y]</text:span><text:line-break/><text:span text:style-name="T23"> <text:s text:c="3"/>s_kv_aver = </text:span><text:span text:style-name="T21">sum</text:span><text:span text:style-name="T23">(y_var) / n</text:span><text:line-break/><text:span text:style-name="T23"> <text:s text:c="3"/>s_aver = (s_kv_aver / (n * m)) ** </text:span><text:span text:style-name="T25">0.5</text:span><text:line-break/><text:span text:style-name="T25"> <text:s text:c="3"/></text:span><text:span text:style-name="T23">b = np.</text:span><text:span text:style-name="T28">zeros</text:span><text:span text:style-name="T23">(</text:span><text:span text:style-name="T21">len</text:span><text:span text:style-name="T23">(x[</text:span><text:span text:style-name="T25">0</text:span><text:span text:style-name="T23">]))</text:span><text:line-break/><text:span text:style-name="T23"> <text:s text:c="3"/></text:span><text:span text:style-name="T21">for </text:span><text:span text:style-name="T23">i </text:span><text:span text:style-name="T21">in range</text:span><text:span text:style-name="T23">(</text:span><text:span text:style-name="T21">len</text:span><text:span text:style-name="T23">(x[</text:span><text:span text:style-name="T25">0</text:span><text:span text:style-name="T23">])):</text:span><text:line-break/><text:span text:style-name="T23"> <text:s text:c="7"/></text:span><text:span text:style-name="T21">for </text:span><text:span text:style-name="T23">j </text:span><text:span text:style-name="T21">in range</text:span><text:span text:style-name="T23">(</text:span><text:span text:style-name="T21">len</text:span><text:span text:style-name="T23">(y_aver)):</text:span><text:line-break/><text:span text:style-name="T23"> <text:s text:c="11"/>b[i] += y_aver[j] * x[j][i] / n</text:span><text:line-break/><text:span text:style-name="T23"> <text:s text:c="3"/>ts = []</text:span><text:line-break/><text:span text:style-name="T23"> <text:s text:c="3"/></text:span><text:span text:style-name="T21">for </text:span><text:span text:style-name="T23">bi </text:span><text:span text:style-name="T21">in </text:span><text:span text:style-name="T23">b:</text:span><text:line-break/><text:span text:style-name="T23"> <text:s text:c="7"/>ts.</text:span><text:span text:style-name="T28">append</text:span><text:span text:style-name="T23">(</text:span><text:span text:style-name="T21">abs</text:span><text:span text:style-name="T23">(bi) / s_aver)</text:span><text:line-break/><text:span text:style-name="T23"> <text:s text:c="3"/>Stud_teor = </text:span><text:span text:style-name="T28">student_teor</text:span><text:span text:style-name="T23">(</text:span><text:span text:style-name="T30">df</text:span><text:span text:style-name="T23">=(m - </text:span><text:span text:style-name="T25">1</text:span><text:span text:style-name="T23">) * n)</text:span><text:line-break/><text:span text:style-name="T23"> <text:s text:c="3"/></text:span><text:span text:style-name="T21">for </text:span><text:span text:style-name="T23">i </text:span><text:span text:style-name="T21">in range</text:span><text:span text:style-name="T23">(</text:span><text:span text:style-name="T21">len</text:span><text:span text:style-name="T23">(ts)):</text:span><text:line-break/><text:span text:style-name="T23"> <text:s text:c="7"/></text:span><text:span text:style-name="T21">if </text:span><text:span text:style-name="T23">ts[i] &lt; Stud_teor:</text:span><text:line-break/><text:span text:style-name="T23"> <text:s text:c="11"/>B[i] = </text:span><text:span text:style-name="T25">0</text:span><text:line-break/><text:span text:style-name="T25"> <text:s text:c="7"/></text:span><text:span text:style-name="T21">else</text:span><text:span text:style-name="T23">:</text:span><text:line-break/><text:span text:style-name="T23"> <text:s text:c="11"/>d += </text:span><text:span text:style-name="T25">1</text:span><text:line-break/><text:span text:style-name="T25"> <text:s text:c="3"/></text:span><text:span text:style-name="T21">print</text:span><text:span text:style-name="T23">(</text:span><text:span text:style-name="T32">"</text:span><text:span text:style-name="T21">\n</text:span><text:span text:style-name="T32">Коефіціенти після перевірки нуль гіпотези: "</text:span><text:span text:style-name="T23">)</text:span><text:line-break/><text:span text:style-name="T23"> <text:s text:c="3"/></text:span><text:span text:style-name="T21">print</text:span><text:span text:style-name="T23">(B)</text:span><text:line-break/><text:span text:style-name="T23"> <text:s text:c="3"/></text:span><text:span text:style-name="T21">return </text:span><text:span text:style-name="T23">[B, d]</text:span><text:line-break/><text:line-break/><text:line-break/><text:span text:style-name="T21">def </text:span><text:span text:style-name="T28">kriteriy_fishera</text:span><text:span text:style-name="T23">(m, n, d, new_y_pract, y_avr, y):</text:span><text:line-break/><text:span text:style-name="T23"> <text:s text:c="3"/>f4 = n - d</text:span><text:line-break/><text:span text:style-name="T23"> <text:s text:c="3"/>f3 = (m - </text:span><text:span text:style-name="T25">1</text:span><text:span text:style-name="T23">) * n</text:span><text:line-break/><text:span text:style-name="T23"> <text:s text:c="3"/>y_var = [np.</text:span><text:span text:style-name="T28">var</text:span><text:span text:style-name="T23">(i) </text:span><text:span text:style-name="T21">for </text:span><text:span text:style-name="T23">i </text:span><text:span text:style-name="T21">in </text:span><text:span text:style-name="T23">y]</text:span><text:line-break/><text:span text:style-name="T23"> <text:s text:c="3"/>Sa = (</text:span><text:span text:style-name="T21">sum</text:span><text:span text:style-name="T23">(y_var) / n)</text:span><text:line-break/><text:soft-page-break/><text:span text:style-name="T23"> <text:s text:c="3"/>Sad = (m / (n - d)) * </text:span><text:span text:style-name="T21">sum</text:span><text:span text:style-name="T23">([(new_y_pract[i] - y_avr[i]) ** </text:span><text:span text:style-name="T25">2 </text:span><text:span text:style-name="T21">for </text:span><text:span text:style-name="T23">i </text:span><text:span text:style-name="T21">in range</text:span><text:span text:style-name="T23">(</text:span><text:span text:style-name="T21">len</text:span><text:span text:style-name="T23">(y_avr))])</text:span><text:line-break/><text:span text:style-name="T23"> <text:s text:c="3"/>pract = Sad / Sa</text:span><text:line-break/><text:span text:style-name="T23"> <text:s text:c="3"/>teor = </text:span><text:span text:style-name="T28">fisher_teor</text:span><text:span text:style-name="T23">(</text:span><text:span text:style-name="T30">dfn</text:span><text:span text:style-name="T23">=f4, </text:span><text:span text:style-name="T30">dfd</text:span><text:span text:style-name="T23">=f3)</text:span><text:line-break/><text:span text:style-name="T23"> <text:s text:c="3"/></text:span><text:span text:style-name="T21">if </text:span><text:span text:style-name="T23">pract &gt; teor:</text:span><text:line-break/><text:span text:style-name="T23"> <text:s text:c="7"/></text:span><text:span text:style-name="T21">print</text:span><text:span text:style-name="T23">(</text:span><text:span text:style-name="T32">"</text:span><text:span text:style-name="T21">\n</text:span><text:span text:style-name="T32">Практичне значення:"</text:span><text:span text:style-name="T23">, pract)</text:span><text:line-break/><text:span text:style-name="T23"> <text:s text:c="7"/></text:span><text:span text:style-name="T21">print</text:span><text:span text:style-name="T23">(</text:span><text:span text:style-name="T32">"Теоретичне значення:"</text:span><text:span text:style-name="T23">, teor)</text:span><text:line-break/><text:span text:style-name="T23"> <text:s text:c="7"/></text:span><text:span text:style-name="T21">print</text:span><text:span text:style-name="T23">(</text:span><text:span text:style-name="T32">"</text:span><text:span text:style-name="T21">\n</text:span><text:span text:style-name="T32">Рівняння регресії неадекватне"</text:span><text:span text:style-name="T23">)</text:span><text:line-break/><text:span text:style-name="T23"> <text:s text:c="7"/></text:span><text:span text:style-name="T21">return </text:span><text:span text:style-name="T23">[</text:span><text:span text:style-name="T21">False</text:span><text:span text:style-name="T23">, </text:span><text:span text:style-name="T21">False</text:span><text:span text:style-name="T23">]</text:span><text:line-break/><text:span text:style-name="T23"> <text:s text:c="3"/></text:span><text:span text:style-name="T21">else</text:span><text:span text:style-name="T23">:</text:span><text:line-break/><text:span text:style-name="T23"> <text:s text:c="7"/></text:span><text:span text:style-name="T21">print</text:span><text:span text:style-name="T23">(</text:span><text:span text:style-name="T32">"</text:span><text:span text:style-name="T21">\n</text:span><text:span text:style-name="T32">Рівняння регресії адекватне"</text:span><text:span text:style-name="T23">)</text:span><text:line-break/><text:span text:style-name="T23"> <text:s text:c="7"/></text:span><text:span text:style-name="T21">return </text:span><text:span text:style-name="T23">[</text:span><text:span text:style-name="T21">True</text:span><text:span text:style-name="T23">, </text:span><text:span text:style-name="T21">True</text:span><text:span text:style-name="T23">]</text:span><text:line-break/><text:line-break/><text:line-break/><text:span text:style-name="T21">if </text:span><text:span text:style-name="T23">__name__ == </text:span><text:span text:style-name="T32">"__main__"</text:span><text:span text:style-name="T23">:</text:span><text:line-break/><text:span text:style-name="T23"> <text:s text:c="3"/>odnorid = </text:span><text:span text:style-name="T21">False</text:span><text:line-break/><text:span text:style-name="T21"> <text:s text:c="3"/></text:span><text:span text:style-name="T23">adekvat = </text:span><text:span text:style-name="T21">False</text:span><text:line-break/><text:span text:style-name="T21"> <text:s text:c="3"/></text:span><text:span text:style-name="T23">n = </text:span><text:span text:style-name="T25">15</text:span><text:line-break/><text:span text:style-name="T25"> <text:s text:c="3"/></text:span><text:span text:style-name="T23">m = </text:span><text:span text:style-name="T25">3</text:span><text:line-break/><text:span text:style-name="T25"> <text:s text:c="3"/></text:span><text:span text:style-name="T21">while not </text:span><text:span text:style-name="T23">adekvat:</text:span><text:line-break/><text:span text:style-name="T23"> <text:s text:c="7"/></text:span><text:span text:style-name="T21">while not </text:span><text:span text:style-name="T23">odnorid:</text:span><text:line-break/><text:span text:style-name="T23"> <text:s text:c="11"/>x_matrix_norm, x_matrix, y, y_avr = </text:span><text:span text:style-name="T28">create_plan_matrix</text:span><text:span text:style-name="T23">(n, m)</text:span><text:line-break/><text:span text:style-name="T23"> <text:s text:c="11"/>odnorid = </text:span><text:span text:style-name="T28">cohren_crit</text:span><text:span text:style-name="T23">(y, n, m)</text:span><text:line-break/><text:span text:style-name="T23"> <text:s text:c="11"/></text:span><text:span text:style-name="T21">if </text:span><text:span text:style-name="T23">odnorid == </text:span><text:span text:style-name="T21">False</text:span><text:span text:style-name="T23">:</text:span><text:line-break/><text:span text:style-name="T23"> <text:s text:c="15"/>m += </text:span><text:span text:style-name="T25">1</text:span><text:line-break/><text:span text:style-name="T25"> <text:s text:c="7"/></text:span><text:span text:style-name="T23">B = </text:span><text:span text:style-name="T28">find_coefs</text:span><text:span text:style-name="T23">(x_matrix, y_avr)</text:span><text:line-break/><text:span text:style-name="T23"> <text:s text:c="7"/></text:span><text:span text:style-name="T28">perevirka</text:span><text:span text:style-name="T23">(x_matrix, y_avr, B)</text:span><text:line-break/><text:span text:style-name="T23"> <text:s text:c="7"/>new_B, d = </text:span><text:span text:style-name="T28">kriteriy_studenta</text:span><text:span text:style-name="T23">(x_matrix_norm, y, y_avr, n, m, B)</text:span><text:line-break/><text:span text:style-name="T23"> <text:s text:c="7"/>new_y_pract = </text:span><text:span text:style-name="T28">get_new_y</text:span><text:span text:style-name="T23">(x_matrix, new_B)</text:span><text:line-break/><text:span text:style-name="T23"> <text:s text:c="7"/>adekvat, odnorid = </text:span><text:span text:style-name="T28">kriteriy_fishera</text:span><text:span text:style-name="T23">(m, n, </text:span><text:span text:style-name="T25">4</text:span><text:span text:style-name="T23">, new_y_pract, y_avr, y)</text:span><text:line-break/><text:line-break/><text:line-break/><text:line-break/><text:line-break/><text:line-break/><text:line-break/><text:line-break/></text:p>
      <text:p text:style-name="P23"/>
      <text:list xml:id="list141132236117532" text:continue-numbering="true" text:style-name="WWNum1">
        <text:list-item>
          <text:p text:style-name="P3"><text:span text:style-name="T1">Результат</text:span><text:span text:style-name="T8"> </text:span><text:span text:style-name="T1">виконання</text:span><text:span text:style-name="T8"> </text:span><text:span text:style-name="T1">роботи програми</text:span><text:span text:style-name="T11">:</text:span></text:p>
        </text:list-item>
      </text:list>
      <text:p text:style-name="P14"><text:span text:style-name="T27">Нормована матриця:</text:span></text:p>
      <text:p text:style-name="P14"><text:span text:style-name="T27">[[1, -1, -1, -1, 1, 1, 1, -1, 1, 1, 1],</text:span></text:p>
      <text:p text:style-name="P14"><text:span text:style-name="T27"><text:s/>[1, -1, -1, 1, 1, -1, -1, 1, 1, 1, 1],</text:span></text:p>
      <text:p text:style-name="P14"><text:span text:style-name="T27"><text:s/>[1, -1, 1, -1, -1, 1, -1, 1, 1, 1, 1],</text:span></text:p>
      <text:p text:style-name="P14"><text:span text:style-name="T27"><text:s/>[1, -1, 1, 1, -1, -1, 1, -1, 1, 1, 1],</text:span></text:p>
      <text:p text:style-name="P14"><text:span text:style-name="T27"><text:s/>[1, 1, -1, -1, -1, -1, 1, 1, 1, 1, 1],</text:span></text:p>
      <text:p text:style-name="P14"><text:span text:style-name="T27"><text:s/>[1, 1, -1, 1, -1, 1, -1, -1, 1, 1, 1],</text:span></text:p>
      <text:p text:style-name="P14"><text:span text:style-name="T27"><text:s/>[1, 1, 1, -1, 1, -1, -1, -1, 1, 1, 1],</text:span></text:p>
      <text:p text:style-name="P14"><text:span text:style-name="T27"><text:s/>[1, 1, 1, 1, 1, 1, 1, 1, 1, 1, 1],</text:span></text:p>
      <text:p text:style-name="P14"><text:span text:style-name="T27"><text:s/>[1, -1.73, 0, 0, 0, 0, 0, 0, 2, 9929, 0, 0],</text:span></text:p>
      <text:p text:style-name="P14"><text:span text:style-name="T27"><text:s/>[1, 1.73, 0, 0, 0, 0, 0, 0, 2, 9929, 0, 0],</text:span></text:p>
      <text:p text:style-name="P14"><text:span text:style-name="T27"><text:s/>[1, 0, -1.73, 0, 0, 0, 0, 0, 0, 2, 9929, 0],</text:span></text:p>
      <text:p text:style-name="P14"><text:span text:style-name="T27"><text:s/>[1, 0, 1.73, 0, 0, 0, 0, 0, 0, 2, 9929, 0],</text:span></text:p>
      <text:p text:style-name="P14"><text:span text:style-name="T27"><text:s/>[1, 0, 0, -1.73, 0, 0, 0, 0, 0, 0, 2, 9929],</text:span></text:p>
      <text:p text:style-name="P14"><text:span text:style-name="T27"><text:s/>[1, 0, 0, 1.73, 0, 0, 0, 0, 0, 0, 2, 9929],</text:span></text:p>
      <text:p text:style-name="P14"><text:span text:style-name="T27"><text:s/>[1, 0, 0, 0, 0, 0, 0, 0, 0, 0, 0]]</text:span></text:p>
      <text:p text:style-name="P14"><text:span text:style-name="T27"/></text:p>
      <text:p text:style-name="P14"><text:span text:style-name="T27">Натуралізована матриця: </text:span></text:p>
      <text:p text:style-name="P14"><text:span text:style-name="T27">[[1, 10.0, -35.0, 10.0, -350.0, 100.0, -350.0, -3500.0, 100.0, 1225.0, 100.0],</text:span></text:p>
      <text:p text:style-name="P14"><text:soft-page-break/><text:span text:style-name="T27"><text:s/>[1, 10.0, -35.0, 15.0, -350.0, 150.0, -525.0, -5250.0, 100.0, 1225.0, 225.0],</text:span></text:p>
      <text:p text:style-name="P14"><text:span text:style-name="T27"><text:s/>[1, 10.0, 15.0, 10.0, 150.0, 100.0, 150.0, 1500.0, 100.0, 225.0, 100.0],</text:span></text:p>
      <text:p text:style-name="P14"><text:span text:style-name="T27"><text:s/>[1, 10.0, 15.0, 15.0, 150.0, 150.0, 225.0, 2250.0, 100.0, 225.0, 225.0],</text:span></text:p>
      <text:p text:style-name="P14"><text:span text:style-name="T27"><text:s/>[1,</text:span></text:p>
      <text:p text:style-name="P14"><text:span text:style-name="T27"><text:s text:c="2"/>60.0,</text:span></text:p>
      <text:p text:style-name="P14"><text:span text:style-name="T27"><text:s text:c="2"/>-35.0,</text:span></text:p>
      <text:p text:style-name="P14"><text:span text:style-name="T27"><text:s text:c="2"/>10.0,</text:span></text:p>
      <text:p text:style-name="P14"><text:span text:style-name="T27"><text:s text:c="2"/>-2100.0,</text:span></text:p>
      <text:p text:style-name="P14"><text:span text:style-name="T27"><text:s text:c="2"/>600.0,</text:span></text:p>
      <text:p text:style-name="P14"><text:span text:style-name="T27"><text:s text:c="2"/>-350.0,</text:span></text:p>
      <text:p text:style-name="P14"><text:span text:style-name="T27"><text:s text:c="2"/>-21000.0,</text:span></text:p>
      <text:p text:style-name="P14"><text:span text:style-name="T27"><text:s text:c="2"/>3600.0,</text:span></text:p>
      <text:p text:style-name="P14"><text:span text:style-name="T27"><text:s text:c="2"/>1225.0,</text:span></text:p>
      <text:p text:style-name="P14"><text:span text:style-name="T27"><text:s text:c="2"/>100.0],</text:span></text:p>
      <text:p text:style-name="P14"><text:span text:style-name="T27"><text:s/>[1,</text:span></text:p>
      <text:p text:style-name="P14"><text:span text:style-name="T27"><text:s text:c="2"/>60.0,</text:span></text:p>
      <text:p text:style-name="P14"><text:span text:style-name="T27"><text:s text:c="2"/>-35.0,</text:span></text:p>
      <text:p text:style-name="P14"><text:span text:style-name="T27"><text:s text:c="2"/>15.0,</text:span></text:p>
      <text:p text:style-name="P14"><text:span text:style-name="T27"><text:s text:c="2"/>-2100.0,</text:span></text:p>
      <text:p text:style-name="P14"><text:span text:style-name="T27"><text:s text:c="2"/>900.0,</text:span></text:p>
      <text:p text:style-name="P14"><text:span text:style-name="T27"><text:s text:c="2"/>-525.0,</text:span></text:p>
      <text:p text:style-name="P14"><text:span text:style-name="T27"><text:s text:c="2"/>-31500.0,</text:span></text:p>
      <text:p text:style-name="P14"><text:span text:style-name="T27"><text:s text:c="2"/>3600.0,</text:span></text:p>
      <text:p text:style-name="P14"><text:span text:style-name="T27"><text:s text:c="2"/>1225.0,</text:span></text:p>
      <text:p text:style-name="P14"><text:span text:style-name="T27"><text:s text:c="2"/>225.0],</text:span></text:p>
      <text:p text:style-name="P14"><text:span text:style-name="T27"><text:s/>[1, 60.0, 15.0, 10.0, 900.0, 600.0, 150.0, 9000.0, 3600.0, 225.0, 100.0],</text:span></text:p>
      <text:p text:style-name="P14"><text:span text:style-name="T27"><text:s/>[1, 60.0, 15.0, 15.0, 900.0, 900.0, 225.0, 13500.0, 3600.0, 225.0, 225.0],</text:span></text:p>
      <text:p text:style-name="P14"><text:span text:style-name="T27"><text:s/>[1, -35.55, 25.0, 2.5, -888.75, -88.88, 62.5, -2221.87, 1263.8, 625.0, 6.25],</text:span></text:p>
      <text:p text:style-name="P14"><text:span text:style-name="T27"><text:s/>[1, 85.55, 25.0, 2.5, 2138.75, 213.88, 62.5, 5346.88, 7318.8, 625.0, 6.25],</text:span></text:p>
      <text:p text:style-name="P14"><text:span text:style-name="T27"><text:s/>[1, 25.0, 42.3, 2.5, 1057.5, 62.5, 105.75, 2643.75, 625.0, 1789.29, 6.25],</text:span></text:p>
      <text:p text:style-name="P14"><text:span text:style-name="T27"><text:s/>[1, 25.0, 7.7, 2.5, 192.5, 62.5, 19.25, 481.25, 625.0, 59.29, 6.25],</text:span></text:p>
      <text:p text:style-name="P14"><text:span text:style-name="T27"><text:s/>[1,</text:span></text:p>
      <text:p text:style-name="P14"><text:span text:style-name="T27"><text:s text:c="2"/>25.0,</text:span></text:p>
      <text:p text:style-name="P14"><text:span text:style-name="T27"><text:s text:c="2"/>25.0,</text:span></text:p>
      <text:p text:style-name="P14"><text:span text:style-name="T27"><text:s text:c="2"/>-19.12,</text:span></text:p>
      <text:p text:style-name="P14"><text:span text:style-name="T27"><text:s text:c="2"/>625.0,</text:span></text:p>
      <text:p text:style-name="P14"><text:span text:style-name="T27"><text:s text:c="2"/>-478.12,</text:span></text:p>
      <text:p text:style-name="P14"><text:span text:style-name="T27"><text:s text:c="2"/>-478.12,</text:span></text:p>
      <text:p text:style-name="P14"><text:span text:style-name="T27"><text:s text:c="2"/>-11953.12,</text:span></text:p>
      <text:p text:style-name="P14"><text:span text:style-name="T27"><text:s text:c="2"/>625.0,</text:span></text:p>
      <text:p text:style-name="P14"><text:span text:style-name="T27"><text:s text:c="2"/>625.0,</text:span></text:p>
      <text:p text:style-name="P14"><text:span text:style-name="T27"><text:s text:c="2"/>365.77],</text:span></text:p>
      <text:p text:style-name="P14"><text:span text:style-name="T27"><text:s/>[1, 25.0, 25.0, 24.12, 625.0, 603.12, 603.12, 15078.12, 625.0, 625.0, 582.02],</text:span></text:p>
      <text:p text:style-name="P14"><text:span text:style-name="T27"><text:s/>[1, 25.0, 25.0, 2.5, 625.0, 62.5, 62.5, 1562.5, 625.0, 625.0, 6.25]]</text:span></text:p>
      <text:p text:style-name="P14"><text:span text:style-name="T27">y = 3,8+6,4*x1+4,8*x2+6,9*x3+9,0*x1*x1+0,2*x2*x2+5,2*x3*x3+2,6*x1*x2+1,0*x1*x3+0,6*x2*x3+1,8*x1*x2*x3 + random(10) - 5</text:span></text:p>
      <text:p text:style-name="P14"><text:span text:style-name="T27">Y :</text:span></text:p>
      <text:p text:style-name="P14"><text:span text:style-name="T27">array([[ -5687.2 <text:s/>, <text:s/>-5687.2 <text:s/>, <text:s/>-5683.2 <text:s/>],</text:span></text:p>
      <text:p text:style-name="P14"><text:span text:style-name="T27"><text:s text:c="7"/>[ -8208.7 <text:s/>, <text:s/>-8206.7 <text:s/>, <text:s/>-8202.7 <text:s/>],</text:span></text:p>
      <text:p text:style-name="P14"><text:span text:style-name="T27"><text:s text:c="7"/>[ <text:s/>4958.8 <text:s/>, <text:s text:c="2"/>4958.8 <text:s/>, <text:s text:c="2"/>4949.8 <text:s/>],</text:span></text:p>
      <text:p text:style-name="P14"><text:span text:style-name="T27"><text:s text:c="7"/>[ <text:s/>7082.3 <text:s/>, <text:s text:c="2"/>7079.3 <text:s/>, <text:s text:c="2"/>7082.3 <text:s/>],</text:span></text:p>
      <text:p text:style-name="P14"><text:span text:style-name="T27"><text:s text:c="7"/>[ -9413.2 <text:s/>, <text:s/>-9420.2 <text:s/>, <text:s/>-9413.2 <text:s/>],</text:span></text:p>
      <text:p text:style-name="P14"><text:span text:style-name="T27"><text:s text:c="7"/>[-27431.7 <text:s/>, -27433.7 <text:s/>, -27438.7 <text:s/>],</text:span></text:p>
      <text:p text:style-name="P14"><text:span text:style-name="T27"><text:s text:c="7"/>[ 52718.8 <text:s/>, <text:s/>52724.8 <text:s/>, <text:s/>52727.8 <text:s/>],</text:span></text:p>
      <text:p text:style-name="P14"><text:span text:style-name="T27"><text:s text:c="7"/>[ 61852.3 <text:s/>, <text:s/>61858.3 <text:s/>, <text:s/>61858.3 <text:s/>],</text:span></text:p>
      <text:p text:style-name="P14"><text:span text:style-name="T27"><text:s text:c="7"/>[ <text:s/>5083.734, <text:s text:c="2"/>5081.734, <text:s text:c="2"/>5084.734],</text:span></text:p>
      <text:p text:style-name="P14"><text:span text:style-name="T27"><text:s text:c="7"/>[ 82151.784, <text:s/>82148.784, <text:s/>82152.784],</text:span></text:p>
      <text:p text:style-name="P14"><text:span text:style-name="T27"><text:s text:c="7"/>[ 14036.648, <text:s/>14037.648, <text:s/>14028.648],</text:span></text:p>
      <text:p text:style-name="P14"><text:span text:style-name="T27"><text:s text:c="7"/>[ <text:s/>7326.168, <text:s text:c="2"/>7330.168, <text:s text:c="2"/>7323.168],</text:span></text:p>
      <text:p text:style-name="P14"><text:soft-page-break/><text:span text:style-name="T27"><text:s text:c="7"/>[-12847.732, -12856.732, -12854.732],</text:span></text:p>
      <text:p text:style-name="P14"><text:span text:style-name="T27"><text:s text:c="7"/>[ 38961.34 , <text:s/>38956.34 , <text:s/>38960.34 ],</text:span></text:p>
      <text:p text:style-name="P14"><text:span text:style-name="T27"><text:s text:c="7"/>[ 10621.05 , <text:s/>10621.05 , <text:s/>10623.05 ]])</text:span></text:p>
      <text:p text:style-name="P14"><text:span text:style-name="T27"/></text:p>
      <text:p text:style-name="P14"><text:span text:style-name="T27">Дисперсії однорідні</text:span></text:p>
      <text:p text:style-name="P14"><text:span text:style-name="T27">Коефіціенти: </text:span></text:p>
      <text:p text:style-name="P14"><text:span text:style-name="T27">[3.62101391 6.36691081 4.79360844 6.82991068 2.60078 <text:s text:c="3"/>1.00610413</text:span></text:p>
      <text:p text:style-name="P14"><text:span text:style-name="T27"><text:s/>0.59999111 1.79998095 8.99987071 0.20082055 5.20063312]</text:span></text:p>
      <text:p text:style-name="P14"><text:span text:style-name="T27"/></text:p>
      <text:p text:style-name="P14"><text:span text:style-name="T27">Перевірка:</text:span></text:p>
      <text:p text:style-name="P14"><text:span text:style-name="T27"/></text:p>
      <text:p text:style-name="P14"><text:span text:style-name="T27">y - real : [ -5685.86666667 <text:s/>-8206.03333333 <text:s text:c="2"/>4955.8 <text:s text:c="9"/>7081.3</text:span></text:p>
      <text:p text:style-name="P14"><text:span text:style-name="T27"><text:s text:c="2"/>-9415.53333333 -27434.7 <text:s text:c="8"/>52723.8 <text:s text:c="8"/>61856.3</text:span></text:p>
      <text:p text:style-name="P14"><text:span text:style-name="T27"><text:s text:c="3"/>5083.40066667 <text:s/>82151.11733333 <text:s/>14034.31466667 <text:s text:c="2"/>7326.50133333</text:span></text:p>
      <text:p text:style-name="P14"><text:span text:style-name="T27"><text:s/>-12853.06533333 <text:s/>38959.34 <text:s text:c="7"/>10621.71666667]</text:span></text:p>
      <text:p text:style-name="P14"><text:span text:style-name="T27"/></text:p>
      <text:p text:style-name="P14"><text:span text:style-name="T27">y - found: [ -5685.72430034 <text:s/>-8206.15550466 <text:s text:c="2"/>4953.42586566 <text:s text:c="2"/>7082.94481023</text:span></text:p>
      <text:p text:style-name="P14"><text:span text:style-name="T27"><text:s text:c="2"/>-9415.81079297 -27434.5492619 <text:s text:c="2"/>52724.81307925 <text:s/>61855.78661253</text:span></text:p>
      <text:p text:style-name="P14"><text:span text:style-name="T27"><text:s text:c="3"/>5083.55574784 <text:s/>82150.88115282 <text:s/>14034.74260919 <text:s text:c="2"/>7327.43146752</text:span></text:p>
      <text:p text:style-name="P14"><text:span text:style-name="T27"><text:s/>-12853.09330975 <text:s/>38959.16036974 <text:s/>10620.98345484]</text:span></text:p>
      <text:p text:style-name="P14"><text:span text:style-name="T27"/></text:p>
      <text:p text:style-name="P14"><text:span text:style-name="T27">Коефіціенти після перевірки нуль гіпотези: </text:span></text:p>
      <text:p text:style-name="P14"><text:span text:style-name="T27">[3.62101391 6.36691081 4.79360844 6.82991068 2.60078 <text:s text:c="3"/>1.00610413</text:span></text:p>
      <text:p text:style-name="P14"><text:span text:style-name="T27"><text:s/>0.59999111 1.79998095 8.99987071 0.20082055 5.20063312]</text:span></text:p>
      <text:p text:style-name="P14"><text:span text:style-name="T27"/></text:p>
      <text:p text:style-name="P14"><text:span text:style-name="T27">Рівняння регресії адекватне</text:span></text:p>
      <text:p text:style-name="P17"/>
      <text:p text:style-name="P17"/>
      <text:p text:style-name="P18"/>
      <text:p text:style-name="P19"/>
      <text:p text:style-name="P19"/>
      <text:p text:style-name="P19"/>
      <text:p text:style-name="P19"/>
      <text:p text:style-name="P19"/>
      <text:p text:style-name="P14"><text:span text:style-name="T7">Висновок:</text:span><text:span text:style-name="T2">Отже, у ход</text:span><text:span text:style-name="T8">і виконання лабораторної роботи № </text:span><text:span text:style-name="T9">6</text:span><text:span text:style-name="T8"> </text:span><text:span text:style-name="T3">провели трьохфакторний експеримент при використанні рівняння з </text:span><text:span text:style-name="T10">урахуванням квадратичних членів</text:span><text:span text:style-name="T3">. Склали матрицю планування, знайшли коефіцієнти рівняння регресії, провели 3 статистичні перевірки.</text:span><text:span text:style-name="T10">Була написана текстова програма, результати наведені вище. Результати співпадають із калькулятором. Кінцева мета роботи досягнута!</text:span>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msonormal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9T09:19:00</meta:creation-date>
    <meta:initial-creator>Microsoft Office User</meta:initial-creator>
    <dc:language>en-US</dc:language>
    <dc:date>2020-05-03T14:11:29.602951945</dc:date>
    <meta:editing-cycles>5</meta:editing-cycles>
    <meta:editing-duration>PT19M12S</meta:editing-duration>
    <meta:generator>LibreOffice/6.3.5.2$Linux_X86_64 LibreOffice_project/30$Build-2</meta:generator>
    <meta:document-statistic meta:table-count="0" meta:image-count="1" meta:object-count="0" meta:page-count="7" meta:paragraph-count="119" meta:word-count="1492" meta:character-count="10757" meta:non-whitespace-character-count="80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